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6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Hymn_25_20template-notes">
      <style:graphic-properties draw:fill-color="#ffffff" fo:min-height="13.364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 Semibold"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style:font-name="Segoe UI Semibold" fo:font-size="14pt" style:font-size-asian="14pt" style:font-size-complex="14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 Semibold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text-position="22%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31pt" fo:font-style="italic" style:font-size-asian="31pt" style:font-style-asian="italic" style:font-size-complex="31pt" style:font-style-complex="italic"/>
    </style:style>
    <style:style style:name="T6" style:family="text">
      <style:text-properties style:font-name="Segoe UI Semibold" fo:font-size="32pt" style:font-size-asian="32pt" style:font-size-complex="32pt"/>
    </style:style>
    <style:style style:name="T7" style:family="text">
      <style:text-properties style:font-name="Segoe UI Semibold" fo:font-size="14pt" fo:font-style="italic" style:font-size-asian="14pt" style:font-style-asian="italic" style:font-size-complex="14pt" style:font-style-complex="italic"/>
    </style:style>
    <style:style style:name="T8" style:family="text">
      <style:text-properties style:text-position="22% 58%" style:font-name="Segoe UI Semibold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>
        <office:forms form:automatic-focus="false" form:apply-design-mode="false"/>
        <draw:frame draw:style-name="gr1" draw:text-style-name="P2" draw:layer="layout" svg:width="24.384cm" svg:height="3.063cm" svg:x="1.524cm" svg:y="1.016cm">
          <draw:text-box>
            <text:p text:style-name="P1"><text:span text:style-name="T1">Epistle</text:span></text:p>
            <text:p text:style-name="P1"><text:span text:style-name="T2">Hebrews 1:1–1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Hymn_25_20template">
        <office:forms form:automatic-focus="false" form:apply-design-mode="false"/>
        <draw:frame draw:style-name="gr1" draw:text-style-name="P5" draw:layer="layout" svg:width="24.384cm" svg:height="7.766cm" svg:x="1.524cm" svg:y="1.016cm">
          <draw:text-box>
            <text:p text:style-name="P4"><text:span text:style-name="T3">1</text:span><text:span text:style-name="T4">Long ago, at many times and in many ways, God spoke to our fathers by the prophets, </text:span><text:span text:style-name="T3">2</text:span><text:span text:style-name="T4">but in these last days he has spoken to us by his Son, whom he appointed the heir of all things, through whom also he created the worl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2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Hymn_25_20template">
        <office:forms form:automatic-focus="false" form:apply-design-mode="false"/>
        <draw:frame draw:style-name="gr1" draw:text-style-name="P5" draw:layer="layout" svg:width="24.384cm" svg:height="4.76cm" svg:x="1.524cm" svg:y="1.016cm">
          <draw:text-box>
            <text:p text:style-name="P4"><text:span text:style-name="T3">3</text:span><text:span text:style-name="T4">He is the radiance of the glory of God and the exact imprint of his nature, and he upholds the universe by the word of his pow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3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Hymn_25_20template">
        <office:forms form:automatic-focus="false" form:apply-design-mode="false"/>
        <draw:frame draw:style-name="gr3" draw:text-style-name="P6" draw:layer="layout" svg:width="24.892cm" svg:height="6.604cm" svg:x="1.524cm" svg:y="1.016cm">
          <draw:text-box>
            <text:p text:style-name="P4"><text:span text:style-name="T4">After making purification for sins, he sat down </text:span><text:span text:style-name="T5">at the right hand of the Majesty</text:span><text:span text:style-name="T4"> on high, </text:span><text:span text:style-name="T3">4</text:span><text:span text:style-name="T4">having become as much superior to angels as the name he has inherited is more excellent than their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4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Hymn_25_20template">
        <office:forms form:automatic-focus="false" form:apply-design-mode="false"/>
        <draw:frame draw:style-name="gr4" draw:text-style-name="P6" draw:layer="layout" svg:width="24.892cm" svg:height="6.35cm" svg:x="1.524cm" svg:y="1.016cm">
          <draw:text-box>
            <text:p text:style-name="P4"><text:span text:style-name="T3">5</text:span><text:span text:style-name="T4">For to which of the angels did God ever say, “You are my Son, today I have begotten you”? Or again, “I will be to him a father, and he shall be to me a son”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5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Hymn_25_20template">
        <office:forms form:automatic-focus="false" form:apply-design-mode="false"/>
        <draw:frame draw:style-name="gr5" draw:text-style-name="P6" draw:layer="layout" svg:width="24.892cm" svg:height="6.604cm" svg:x="1.524cm" svg:y="1.016cm">
          <draw:text-box>
            <text:p text:style-name="P4"><text:span text:style-name="T3">6</text:span><text:span text:style-name="T4">And again, when he brings the firstborn into the world, he says, “Let all God’s angels worship him.” </text:span><text:span text:style-name="T3">7</text:span><text:span text:style-name="T4">Of the angels he says, “He makes his angels winds, and his ministers a flame of fire.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6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Hymn_25_20template">
        <office:forms form:automatic-focus="false" form:apply-design-mode="false"/>
        <draw:frame draw:style-name="gr6" draw:text-style-name="P6" draw:layer="layout" svg:width="24.892cm" svg:height="5.588cm" svg:x="1.524cm" svg:y="1.016cm">
          <draw:text-box>
            <text:p text:style-name="P4"><text:span text:style-name="T3">8</text:span><text:span text:style-name="T4">But of the Son he says, “Your throne, O God, is forever and ever, the scepter of uprightness is the scepter of your kingdom.</text:span><text:span text:style-name="T6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7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Hymn_25_20template">
        <office:forms form:automatic-focus="false" form:apply-design-mode="false"/>
        <draw:frame draw:style-name="gr7" draw:text-style-name="P6" draw:layer="layout" svg:width="24.13cm" svg:height="6.35cm" svg:x="1.88cm" svg:y="1.016cm">
          <draw:text-box>
            <text:p text:style-name="P4"><text:span text:style-name="T3">9</text:span><text:span text:style-name="T4">You have loved righteousness and hated wickedness; therefore God, your God, has anointed you with the oil of gladness beyond your companions.”</text:span><text:span text:style-name="T7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8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Hymn_25_20template">
        <office:forms form:automatic-focus="false" form:apply-design-mode="false"/>
        <draw:frame draw:style-name="gr5" draw:text-style-name="P6" draw:layer="layout" svg:width="24.892cm" svg:height="6.604cm" svg:x="1.524cm" svg:y="1.016cm">
          <draw:text-box>
            <text:p text:style-name="P4"><text:span text:style-name="T8"><text:s/></text:span><text:span text:style-name="T3">10</text:span><text:span text:style-name="T4">And, “You, Lord, laid the foundation of the earth in the beginning, and the heavens are the work of your hands; </text:span><text:span text:style-name="T3">11</text:span><text:span text:style-name="T4">they will perish, but you remain;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9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Hymn_25_20template">
        <office:forms form:automatic-focus="false" form:apply-design-mode="false"/>
        <draw:frame draw:style-name="gr5" draw:text-style-name="P6" draw:layer="layout" svg:width="24.892cm" svg:height="6.604cm" svg:x="1.524cm" svg:y="1.016cm">
          <draw:text-box>
            <text:p text:style-name="P4"><text:span text:style-name="T8"><text:s/></text:span><text:span text:style-name="T4">they will all wear out like a garment, </text:span><text:span text:style-name="T3">12</text:span><text:span text:style-name="T4">like a robe you will roll them up, like a garment they will be changed. But you are the same, and your years will have no end.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10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2">
      <office:forms form:automatic-focus="false" form:apply-design-mode="false"/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ymn_25_20template-title" draw:layer="backgroundobjects" svg:width="13.586cm" svg:height="11.136cm" svg:x="3.705cm" svg:y="2.256cm" presentation:class="page"/>
        <draw:frame presentation:style-name="Hymn_25_20template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23:16:15.446000000</meta:creation-date>
    <dc:title>bluwht blank</dc:title>
    <meta:editing-duration>PT55S</meta:editing-duration>
    <meta:editing-cycles>2</meta:editing-cycles>
    <meta:generator>LibreOffice/5.3.7.2$Windows_X86_64 LibreOffice_project/6b8ed514a9f8b44d37a1b96673cbbdd077e24059</meta:generator>
    <dc:date>2017-12-19T23:17:08.133000000</dc:date>
    <meta:document-statistic meta:object-count="73"/>
  </office:meta>
</office:document-meta>
</file>